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solid" draw:fill-color="#66ccff" draw:opacity="50%" draw:auto-grow-height="true" draw:auto-grow-width="false" fo:max-height="0cm" fo:min-height="1.267cm" draw:shadow-opacity="50%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1.86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language="en" fo:country="GB"/>
    </style:style>
    <style:style style:name="P2" style:family="paragraph">
      <loext:graphic-properties draw:fill-color="#ffffff"/>
      <style:paragraph-properties style:writing-mode="lr-tb"/>
      <style:text-properties fo:language="en" fo:country="GB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66ccff" draw:opacity="50%"/>
      <style:paragraph-properties fo:text-align="center" style:writing-mode="lr-tb"/>
      <style:text-properties fo:font-size="32pt" style:font-size-asian="32pt" style:font-size-complex="32pt"/>
    </style:style>
    <style:style style:name="T1" style:family="text">
      <style:text-properties fo:language="en" fo:country="GB"/>
    </style:style>
    <style:style style:name="T2" style:family="text">
      <style:text-properties fo:font-size="32pt" fo:language="en" fo:country="GB" style:font-size-asian="32pt" style:font-size-complex="32pt"/>
    </style:style>
    <style:style style:name="T3" style:family="text">
      <style:text-properties fo:font-size="26pt" fo:language="en" fo:country="GB" style:font-size-asian="26pt" style:font-size-complex="26pt"/>
    </style:style>
    <style:style style:name="T4" style:family="text">
      <style:text-properties fo:font-size="18pt" fo:language="en" fo:country="GB" style:font-size-asian="18pt" style:font-size-complex="18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11.865cm" svg:x="1.4cm" svg:y="3.31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“</text:span><text:span text:style-name="T2">Office Hours”</text:span></text:p>
            <text:p><text:span text:style-name="T2">Monday 1100-1130ish</text:span></text:p>
            <text:p><text:span text:style-name="T2"/></text:p>
            <text:p><text:span text:style-name="T2">Feel free to ask anything </text:span></text:p>
            <text:p><text:span text:style-name="T2">via audio or chat...</text:span></text:p>
            <text:p><text:span text:style-name="T3"/></text:p>
            <text:p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11.865cm" svg:x="1.4cm" svg:y="3.51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“</text:span><text:span text:style-name="T2">Office Hours”</text:span></text:p>
            <text:p><text:span text:style-name="T2">Monday 1100-1130ish</text:span></text:p>
            <text:p><text:span text:style-name="T2"/></text:p>
            <text:p><text:span text:style-name="T2">Feel free to ask anything </text:span></text:p>
            <text:p><text:span text:style-name="T2">via audio or chat...</text:span></text:p>
            <text:p><text:span text:style-name="T3"/></text:p>
            <text:p><text:span text:style-name="T4"/></text:p>
          </draw:text-box>
        </draw:frame>
        <draw:frame draw:style-name="gr2" draw:text-style-name="P4" draw:layer="layout" svg:width="11.2cm" svg:height="1.517cm" draw:transform="skewX (1.09547269461457E-016) rotate (0.745430123526778) translate (18.541cm 13.885cm)">
          <draw:text-box>
            <text:p text:style-name="P3"><text:span text:style-name="T5">Back in 2 mins....`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6-20T12:14:19.182211876</meta:creation-date>
    <dc:date>2022-09-12T11:01:33.791060788</dc:date>
    <meta:editing-duration>PT15H1M51S</meta:editing-duration>
    <meta:editing-cycles>184</meta:editing-cycles>
    <meta:generator>LibreOffice/7.3.5.2$Linux_X86_64 LibreOffice_project/30$Build-2</meta:generator>
    <meta:document-statistic meta:object-count="30"/>
  </office:meta>
</office:document-meta>
</file>